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6.625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1.1875in"/>
    </style:style>
    <style:style style:name="Table2.C" style:family="table-column">
      <style:table-column-properties style:column-width="1.9375in"/>
    </style:style>
    <style:style style:name="Table2.D" style:family="table-column">
      <style:table-column-properties style:column-width="2.6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 style:list-style-name="L8">
      <style:paragraph-properties fo:text-align="start" style:justify-single-word="false"/>
      <style:text-properties officeooo:paragraph-rsid="0065e7c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d677" officeooo:paragraph-rsid="0019eb2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d677" officeooo:paragraph-rsid="0049d67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956b" officeooo:paragraph-rsid="005b956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e7cd" officeooo:paragraph-rsid="0065e7c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5e7cd" officeooo:paragraph-rsid="0065e7c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4f5fd2" officeooo:paragraph-rsid="00529bfa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39775" officeooo:paragraph-rsid="00539775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214d4" officeooo:paragraph-rsid="00539775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6fddc" officeooo:paragraph-rsid="0056fddc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541d2" officeooo:paragraph-rsid="005541d2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2e4d5" officeooo:paragraph-rsid="0052e4d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2e4d5" officeooo:paragraph-rsid="0052e4d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d8bed" officeooo:paragraph-rsid="005d8be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214d4" officeooo:paragraph-rsid="0053977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214d4" officeooo:paragraph-rsid="0053977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41d2" officeooo:paragraph-rsid="005541d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41d2" officeooo:paragraph-rsid="005541d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41d2" officeooo:paragraph-rsid="0056fdd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41d2" officeooo:paragraph-rsid="005541d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0cf9f" officeooo:paragraph-rsid="0052e4d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0cf9f" officeooo:paragraph-rsid="00529bfa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0cf9f" officeooo:paragraph-rsid="00529bf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6fddc" officeooo:paragraph-rsid="0056fdd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1b71c" officeooo:paragraph-rsid="00529bf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 Condensed" officeooo:paragraph-rsid="005fd2e2"/>
    </style:style>
    <style:style style:name="P27" style:family="paragraph" style:parent-style-name="Standard" style:list-style-name="L7">
      <style:paragraph-properties fo:text-align="start" style:justify-single-word="false"/>
      <style:text-properties style:font-name="DejaVu Sans Condensed" officeooo:paragraph-rsid="0049d677"/>
    </style:style>
    <style:style style:name="P28" style:family="paragraph" style:parent-style-name="Standard">
      <style:paragraph-properties fo:text-align="start" style:justify-single-word="false"/>
      <style:text-properties style:font-name="DejaVu Sans Condensed" officeooo:paragraph-rsid="005b956b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DejaVu Sans Condensed" officeooo:paragraph-rsid="00539775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DejaVu Sans Condensed" officeooo:paragraph-rsid="00539775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DejaVu Sans Condensed" officeooo:paragraph-rsid="00539775"/>
    </style:style>
    <style:style style:name="P32" style:family="paragraph" style:parent-style-name="Standard">
      <style:paragraph-properties fo:text-align="start" style:justify-single-word="false"/>
      <style:text-properties style:font-name="DejaVu Sans Condensed" officeooo:rsid="0065e7cd" officeooo:paragraph-rsid="0065e7cd"/>
    </style:style>
    <style:style style:name="P33" style:family="paragraph" style:parent-style-name="Standard">
      <style:paragraph-properties fo:text-align="start" style:justify-single-word="false"/>
      <style:text-properties style:font-name="DejaVu Sans Condensed" fo:font-weight="bold" officeooo:rsid="0065e7cd" officeooo:paragraph-rsid="0065e7c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DejaVu Sans Condensed" fo:font-weight="normal" officeooo:paragraph-rsid="005b956b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fd2e2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fd2e2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DejaVu Sans Condensed" fo:font-size="12pt" officeooo:rsid="006784c3" officeooo:paragraph-rsid="006784c3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39775" style:font-weight-asian="bold" style:font-weight-complex="bold"/>
    </style:style>
    <style:style style:name="T3" style:family="text">
      <style:text-properties fo:font-weight="bold" officeooo:rsid="0063e75a" style:font-weight-asian="bold" style:font-weight-complex="bold"/>
    </style:style>
    <style:style style:name="T4" style:family="text">
      <style:text-properties style:text-line-through-style="none" style:text-line-through-type="none" fo:font-weight="normal" officeooo:rsid="005b956b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52d908" style:font-weight-asian="normal" style:font-weight-complex="normal"/>
    </style:style>
    <style:style style:name="T6" style:family="text">
      <style:text-properties style:text-line-through-style="none" style:text-line-through-type="none" fo:font-weight="normal" officeooo:rsid="00573962" style:font-weight-asian="normal" style:font-weight-complex="normal"/>
    </style:style>
    <style:style style:name="T7" style:family="text">
      <style:text-properties style:text-line-through-style="none" style:text-line-through-type="none" fo:font-size="12pt" fo:font-weight="bold" officeooo:rsid="005f7a9c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fo:font-size="12pt" fo:font-weight="bold" officeooo:rsid="005fd2e2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bold" officeooo:rsid="0062282a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fo:font-size="12pt" fo:font-weight="bold" officeooo:rsid="00264d9d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fo:font-size="12pt" fo:font-weight="bold" officeooo:rsid="001bf31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fo:font-size="12pt" fo:font-weight="bold" officeooo:rsid="0019eb27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fo:font-size="12pt" fo:font-weight="bold" officeooo:rsid="005b587c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fo:font-weight="bold" officeooo:rsid="0049d677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normal" officeooo:rsid="0049d677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fo:font-size="12pt" fo:font-style="normal" fo:font-weight="normal" officeooo:rsid="00539775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line-through-style="none" style:text-line-through-type="none" fo:font-size="12pt" fo:font-style="normal" fo:font-weight="normal" officeooo:rsid="005b956b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fo:font-size="12pt" fo:font-style="normal" fo:font-weight="normal" officeooo:rsid="005214d4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fo:font-size="12pt" fo:font-style="normal" fo:font-weight="normal" officeooo:rsid="00529bfa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fo:font-size="12pt" fo:font-style="normal" fo:font-weight="normal" officeooo:rsid="0065e7cd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fo:font-size="12pt" fo:font-style="normal" fo:font-weight="bold" officeooo:rsid="00539775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text-line-through-style="none" style:text-line-through-type="none" officeooo:rsid="00440dbd"/>
    </style:style>
    <style:style style:name="T23" style:family="text">
      <style:text-properties style:text-line-through-style="none" style:text-line-through-type="none" officeooo:rsid="0052d908"/>
    </style:style>
    <style:style style:name="T24" style:family="text">
      <style:text-properties style:text-line-through-style="none" style:text-line-through-type="none" style:font-name="DejaVu Sans Condensed" fo:font-size="12pt" fo:font-style="normal" fo:font-weight="normal" officeooo:rsid="0053977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style="normal" fo:font-weight="normal" officeooo:rsid="0065e7cd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officeooo:rsid="00529bfa"/>
    </style:style>
    <style:style style:name="T27" style:family="text">
      <style:text-properties officeooo:rsid="00539775"/>
    </style:style>
    <style:style style:name="T28" style:family="text">
      <style:text-properties officeooo:rsid="0052d908"/>
    </style:style>
    <style:style style:name="T29" style:family="text">
      <style:text-properties officeooo:rsid="00573962"/>
    </style:style>
    <style:style style:name="T30" style:family="text">
      <style:text-properties officeooo:rsid="0051535c"/>
    </style:style>
    <style:style style:name="T31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5">1<text:span text:style-name="T31">xx</text:span> - Controls</text:p>
          </table:table-cell>
          <table:table-cell table:style-name="Table1.B1" office:value-type="string">
            <text:p text:style-name="P36">2xx - Ground</text:p>
          </table:table-cell>
          <table:table-cell table:style-name="Table1.B1" office:value-type="string">
            <text:p text:style-name="P36">3xx - Flight</text:p>
          </table:table-cell>
          <table:table-cell table:style-name="Table1.B1" office:value-type="string">
            <text:p text:style-name="P36">4xx - A2A</text:p>
          </table:table-cell>
          <table:table-cell table:style-name="Table1.E1" office:value-type="string">
            <text:p text:style-name="P36">5xx - A2G</text:p>
          </table:table-cell>
          <table:table-cell table:style-name="Table1.F1" office:value-type="string">
            <text:p text:style-name="P36">6xx - Misc</text:p>
          </table:table-cell>
        </table:table-row>
      </table:table>
      <text:p text:style-name="P26"><text:span text:style-name="T7">5</text:span><text:span text:style-name="T8">0</text:span><text:span text:style-name="T9">3</text:span><text:span text:style-name="T10"> - </text:span><text:span text:style-name="T11">A/G</text:span><text:span text:style-name="T12"> - </text:span><text:span text:style-name="T13">CBU dispensers</text:span></text:p>
      <text:p text:style-name="P2"/>
      <text:p text:style-name="P6">Fence In:</text:p>
      <text:list text:style-name="L7">
        <text:list-item>
          <text:p text:style-name="P27"><text:span text:style-name="T14">Master Arm</text:span><text:span text:style-name="T15"> ... </text:span><text:span text:style-name="T14">ON</text:span></text:p>
        </text:list-item>
      </text:list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3">Name</text:p>
          </table:table-cell>
          <table:table-cell table:style-name="Table2.A1" office:value-type="string">
            <text:p text:style-name="P33">Type</text:p>
          </table:table-cell>
          <table:table-cell table:style-name="Table2.A1" office:value-type="string">
            <text:p text:style-name="P33">Number of bomblets</text:p>
          </table:table-cell>
          <table:table-cell table:style-name="Table2.D1" office:value-type="string">
            <text:p text:style-name="P33">Possible tubes/pulse (default)</text:p>
          </table:table-cell>
        </table:table-row>
        <table:table-row>
          <table:table-cell table:style-name="Table2.A2" office:value-type="string">
            <text:p text:style-name="P34"><text:span text:style-name="T22">C</text:span><text:span text:style-name="T23">BU-1/A</text:span></text:p>
          </table:table-cell>
          <table:table-cell table:style-name="Table2.A2" office:value-type="string">
            <text:p text:style-name="P28"><text:span text:style-name="T4">A</text:span><text:span text:style-name="T5">ntipersonnel</text:span></text:p>
          </table:table-cell>
          <table:table-cell table:style-name="Table2.A2" office:value-type="string">
            <text:p text:style-name="P28"><text:span text:style-name="T6">101</text:span></text:p>
          </table:table-cell>
          <table:table-cell table:style-name="Table2.D2" office:value-type="string">
            <text:p text:style-name="P32">(2)</text:p>
          </table:table-cell>
        </table:table-row>
        <table:table-row>
          <table:table-cell table:style-name="Table2.A2" office:value-type="string">
            <text:p text:style-name="P34"><text:span text:style-name="T23">CBU-2/A</text:span></text:p>
          </table:table-cell>
          <table:table-cell table:style-name="Table2.A2" office:value-type="string">
            <text:p text:style-name="P28"><text:span text:style-name="T4">A</text:span><text:span text:style-name="T5">ntimaterial</text:span></text:p>
          </table:table-cell>
          <table:table-cell table:style-name="Table2.A2" office:value-type="string">
            <text:p text:style-name="P28"><text:span text:style-name="T6">72</text:span></text:p>
          </table:table-cell>
          <table:table-cell table:style-name="Table2.D2" office:value-type="string">
            <text:p text:style-name="P32">(1), 2, 3, 4, 6, 17</text:p>
          </table:table-cell>
        </table:table-row>
        <table:table-row>
          <table:table-cell table:style-name="Table2.A2" office:value-type="string">
            <text:p text:style-name="P4"><text:span text:style-name="T30">CBU-2B/A</text:span></text:p>
          </table:table-cell>
          <table:table-cell table:style-name="Table2.A2" office:value-type="string">
            <text:p text:style-name="P4">A<text:span text:style-name="T28">ntimaterial</text:span></text:p>
          </table:table-cell>
          <table:table-cell table:style-name="Table2.A2" office:value-type="string">
            <text:p text:style-name="P4"><text:span text:style-name="T29">81</text:span></text:p>
          </table:table-cell>
          <table:table-cell table:style-name="Table2.D2" office:value-type="string">
            <text:p text:style-name="P5">(2), 4, 6</text:p>
          </table:table-cell>
        </table:table-row>
      </table:table>
      <text:p text:style-name="P3"/>
      <text:p text:style-name="P7">Dispensers - CBU-1/A, CBU-2/A, CBU-2B/A</text:p>
      <text:list xml:id="list3858558299" text:style-name="L1">
        <text:list-item>
          <text:p text:style-name="P29"><text:span text:style-name="T16">Set tubes/pulse in the </text:span><text:span text:style-name="T17">kneeboard</text:span><text:span text:style-name="T16"> based on how many bomblets you want per pulse. <text:s/>See below for calculations. <text:s/>1 tube/pulse = 5 bomblets, 2 tubes/pulse = 10 bomblets</text:span><text:span text:style-name="T20">, etc</text:span><text:span text:style-name="T16">.</text:span></text:p>
        </text:list-item>
      </text:list>
      <text:list text:style-name="L8">
        <text:list-item>
          <text:list>
            <text:list-item>
              <text:p text:style-name="P1"><text:span text:style-name="T24">E</text:span><text:span text:style-name="T25">ngine must be off to change tubes/pulse.</text:span></text:p>
            </text:list-item>
          </text:list>
        </text:list-item>
      </text:list>
      <text:list xml:id="list111257176803995" text:continue-list="list3858558299" text:style-name="L1">
        <text:list-item>
          <text:p text:style-name="P12"><text:span text:style-name="T1">Bomb Arm</text:span> switch ... <text:span text:style-name="T1">NOSE </text:span><text:span text:style-name="T3">&amp;</text:span><text:span text:style-name="T1"> TAIL</text:span> or <text:span text:style-name="T1">TAIL</text:span></text:p>
        </text:list-item>
        <text:list-item>
          <text:p text:style-name="P12"><text:span text:style-name="T1">Function Selector</text:span> knob ... <text:span text:style-name="T1">BOMBS &amp; GM ARM</text:span></text:p>
        </text:list-item>
        <text:list-item>
          <text:p text:style-name="P12"><text:span text:style-name="T1">Pylon</text:span> switches ... <text:span text:style-name="T1">As needed</text:span></text:p>
        </text:list-item>
        <text:list-item>
          <text:p text:style-name="P14">Drop from very low altitude in level flight or very shallow dive. <text:s/>Pickle approx when target is halfway between gunsight center and bottom??</text:p>
        </text:list-item>
      </text:list>
      <text:p text:style-name="P13"/>
      <text:p text:style-name="P8">CBU-2B/A -- 81 bomblets per pylon (single racks):</text:p>
      <text:list text:style-name="L2">
        <text:list-item>
          <text:p text:style-name="P30"><text:span text:style-name="T21">3 drops</text:span><text:span text:style-name="T16"> (actually </text:span><text:span text:style-name="T18">2.7</text:span><text:span text:style-name="T16">)</text:span><text:span text:style-name="T18">: 6 tubes/pulse, AWRS</text:span><text:span text:style-name="T16"> qty OFF</text:span><text:span text:style-name="T18">, Ripple Pairs, interval doesn't matter.</text:span></text:p>
        </text:list-item>
        <text:list-item>
          <text:p text:style-name="P15"><text:span text:style-name="T2">2 drops</text:span><text:span text:style-name="T27"> (actually </text:span>2.<text:span text:style-name="T26">0</text:span><text:span text:style-name="T27">25)</text:span>: 4 tubes/pulse, AWRS <text:span text:style-name="T27">qty</text:span> 2, Ripple Pairs, shortest possible interval (unless you want a longer string), <text:span text:style-name="T26">leaves 1 bomblet left in each container.</text:span></text:p>
        </text:list-item>
      </text:list>
      <text:p text:style-name="P9">CBU-2B/A, <text:span text:style-name="T27">162 bomblets </text:span>per pylon <text:span text:style-name="T27">(dual racks)</text:span>:</text:p>
      <text:list text:style-name="L3">
        <text:list-item>
          <text:p text:style-name="P31"><text:span text:style-name="T21">3 drops</text:span><text:span text:style-name="T16"> (actually </text:span><text:span text:style-name="T18">2.</text:span><text:span text:style-name="T19">7</text:span><text:span text:style-name="T16">)</text:span><text:span text:style-name="T18">: 6 tubes/pulse, AWRS </text:span><text:span text:style-name="T16">qty</text:span><text:span text:style-name="T18"> 2, Ripple Pairs, shortest possible interval.</text:span></text:p>
        </text:list-item>
        <text:list-item>
          <text:p text:style-name="P16"><text:span text:style-name="T2">2 drops</text:span><text:span text:style-name="T27"> (actually 2.025)</text:span>: 4 tubes/pulse, AWRS <text:span text:style-name="T27">qty </text:span>4, Ripple Pairs, shortest possible interval (unless you want a longer string), leave<text:span text:style-name="T26">s</text:span> 1 bomblet left in each container.</text:p>
        </text:list-item>
      </text:list>
      <text:p text:style-name="P13"/>
      <text:p text:style-name="P10">Calculating the number of drops:</text:p>
      <text:list text:style-name="L4">
        <text:list-item>
          <text:p text:style-name="P17">bomblets/container * containers/pylon = bomblets/pylon</text:p>
        </text:list-item>
        <text:list-item>
          <text:p text:style-name="P17">5 * tubes/pulse = bomblets/pulse</text:p>
        </text:list-item>
        <text:list-item>
          <text:p text:style-name="P17">bomblets/pulse * AWRS qty = bomblets/drop</text:p>
        </text:list-item>
        <text:list-item>
          <text:p text:style-name="P17">bomblets/drop / bomblets/pylon = total number of drops</text:p>
        </text:list-item>
      </text:list>
      <text:p text:style-name="P18"/>
      <text:p text:style-name="P11">Example, CBU-2B/A dual racks:</text:p>
      <text:list text:style-name="L5">
        <text:list-item>
          <text:p text:style-name="P19">81 bomblets/container * 2 containers/pylon = 162 bomblets/pylon</text:p>
        </text:list-item>
        <text:list-item>
          <text:p text:style-name="P20">5 * 6 tubes/pulse = 30 bomblets/pulse</text:p>
        </text:list-item>
        <text:list-item>
          <text:p text:style-name="P20">30 bomblets/pulse * 2 AWRS qty = 60 bomblets/drop</text:p>
        </text:list-item>
        <text:list-item>
          <text:p text:style-name="P20">60 bomblets/drop / 162 bomblets/pylon = 2.70 drops</text:p>
        </text:list-item>
      </text:list>
      <text:p text:style-name="P21"/>
      <text:p text:style-name="P24">Misc notes:</text:p>
      <text:list text:style-name="L6">
        <text:list-item>
          <text:p text:style-name="P25">With 2 pylons selected, in Step Single, each pickle press drops 1 pulse (5 bomblets) from 1 pylon, the next press drops from the next pylon, then back to the first, alternating.</text:p>
          <text:list>
            <text:list-item>
              <text:p text:style-name="P25">With Step Pairs and Step Salvo, each pickle press drops 1 pulse from both pylons.</text:p>
            </text:list-item>
            <text:list-item>
              <text:p text:style-name="P25">Seems to ignore interval setting.</text:p>
            </text:list-item>
          </text:list>
        </text:list-item>
        <text:list-item>
          <text:p text:style-name="P25">With 2 pylons selected, in Ripple Single, each pickle press drops 1 pulse, always dropping from the same pylon until that pylon is empty, then switches to the other pylon and drops from there.</text:p>
          <text:list>
            <text:list-item>
              <text:p text:style-name="P25">AWRS quantity selector sets number of pulses sent. <text:s/>Ripple Single drops from one pylon until empty. Ripple Pairs alternates pylons, Ripple Salvo drops from all pylons. <text:s/>Interval knob sets interval between pulses.</text:p>
            </text:list-item>
          </text:list>
        </text:list-item>
        <text:list-item>
          <text:p text:style-name="P22">Use AWRS quantity selector to set number of pulses</text:p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10T11:12:29.994000000</dc:date>
    <meta:editing-duration>P4DT9H30M26S</meta:editing-duration>
    <meta:editing-cycles>60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55" meta:word-count="459" meta:character-count="2621" meta:non-whitespace-character-count="2237"/>
  </office:meta>
</office:document-meta>
</file>